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33in" style:rel-column-width="14034*"/>
    </style:style>
    <style:style style:name="Table2.B" style:family="table-column">
      <style:table-column-properties style:column-width="0.0597in" style:rel-column-width="584*"/>
    </style:style>
    <style:style style:name="Table2.C" style:family="table-column">
      <style:table-column-properties style:column-width="5.2in" style:rel-column-width="50917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C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C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C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C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C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C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Table2.C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1b45b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84249" officeooo:paragraph-rsid="0023668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84249" officeooo:paragraph-rsid="00240cf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25646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84249" officeooo:paragraph-rsid="001b45bb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184249" officeooo:paragraph-rsid="00236683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84249" officeooo:paragraph-rsid="00240cfd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officeooo:paragraph-rsid="00194d3b"/>
    </style:style>
    <style:style style:name="P25" style:family="paragraph" style:parent-style-name="Table_20_Contents">
      <style:paragraph-properties fo:text-align="start" style:justify-single-word="false"/>
      <style:text-properties officeooo:paragraph-rsid="001b45bb"/>
    </style:style>
    <style:style style:name="P26" style:family="paragraph" style:parent-style-name="Table_20_Contents">
      <style:paragraph-properties fo:text-align="start" style:justify-single-word="false"/>
      <style:text-properties officeooo:paragraph-rsid="00240cfd"/>
    </style:style>
    <style:style style:name="P27" style:family="paragraph" style:parent-style-name="DayHeading">
      <style:paragraph-properties fo:break-before="page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  <style:style style:name="T8" style:family="text">
      <style:text-properties officeooo:rsid="0024c848"/>
    </style:style>
    <style:style style:name="T9" style:family="text">
      <style:text-properties officeooo:rsid="0025646d"/>
    </style:style>
    <style:style style:name="T10" style:family="text">
      <style:text-properties officeooo:rsid="00268b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th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17">Stephanie Solt <text:span text:style-name="T8">(ZAS)</text:span></text:p>
          </table:table-cell>
        </table:table-row>
        <table:table-row>
          <table:table-cell table:style-name="Table1.A2" office:value-type="string">
            <text:p text:style-name="P7">11:00 – 11:20 CES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20">Fereshteh Modarresi <text:span text:style-name="T4">and</text:span> Manfred Krifka <text:span text:style-name="T4">(ZAS)</text:span></text:p>
            <text:p text:style-name="P20"/>
            <text:p text:style-name="P13">Homogeneity, Negation, and Neglect Zero</text:p>
            <text:p text:style-name="P20">Giorgio Sbardolini <text:span text:style-name="T4">(MCMP, Ludwig Maximilan University)</text:span></text:p>
          </table:table-cell>
        </table:table-row>
        <table:table-row>
          <table:table-cell table:style-name="Table1.A2" office:value-type="string">
            <text:p text:style-name="P7">12:40 – 14:00 CES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4">Non-Maximality with an Updated Cover</text:p>
            <text:p text:style-name="P22">Jia Ren <text:span text:style-name="T4">(UMass Amherst)</text:span></text:p>
            <text:p text:style-name="P19"/>
            <text:p text:style-name="P12">Effect of time pressure on the availability of non-maximal judgments for sentences with plural definites</text:p>
            <text:p text:style-name="P25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</text:span></text:p>
            <text:p text:style-name="P19"/>
            <text:p text:style-name="P12">Focus and non-maximality in out-of-the-blue contexts</text:p>
            <text:p text:style-name="P19">Omar Agha <text:span text:style-name="T4">(NYU)</text:span></text:p>
          </table:table-cell>
        </table:table-row>
        <table:table-row>
          <table:table-cell table:style-name="Table1.A2" office:value-type="string">
            <text:p text:style-name="P7">15:00 – 15:20 CES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Homogeneity as presuppositional exhaustification</text:p>
            <text:p text:style-name="P19">Jad Wehbe <text:span text:style-name="T4">(MIT) </text:span>and Janek Guerrini <text:span text:style-name="T4">(ENS/PSL)</text:span></text:p>
            <text:p text:style-name="P23"/>
            <text:p text:style-name="P15">Non-maximality without part-quantification</text:p>
            <text:p text:style-name="P23">Mathieu Paillé <text:span text:style-name="T6">(University of Calgary)</text:span></text:p>
          </table:table-cell>
        </table:table-row>
        <table:table-row>
          <table:table-cell table:style-name="Table1.A2" office:value-type="string">
            <text:p text:style-name="P7">16:40 – 17:00 CES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<text:span text:style-name="T10">7</text:span>:<text:span text:style-name="T10">4</text:span>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6">Homogeneity in sentences with plural definites: rethinking non-maximal readings</text:p>
            <text:p text:style-name="P5">Flavia Nährlich<text:span text:style-name="T2"> </text:span><text:span text:style-name="T3">(University of Groningen)</text:span></text:p>
            <text:p text:style-name="P4"/>
            <text:p text:style-name="P16">Primitive granularities and the context-dependence of partial/total adjectives</text:p>
            <text:p text:style-name="P24"><text:span text:style-name="T1">Charlie Siu </text:span><text:span text:style-name="T4">(</text:span>Sun Yat-sen University<text:span text:style-name="T4">)</text:span></text:p>
          </table:table-cell>
        </table:table-row>
      </table:table>
      <text:p text:style-name="DayHeading"/>
      <text:p text:style-name="P27">Thursday, July 20th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10:00 – 11:00 CEST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Invited talk</text:p>
            <text:p text:style-name="P18">Jacopo Romoli <text:span text:style-name="T4">(</text:span>Heinrich-Heine-Universität Düsseldorf<text:span text:style-name="T4">) </text:span><text:span text:style-name="T9">and Yasutada Sudo </text:span><text:span text:style-name="T4">(UCL)</text:span></text:p>
          </table:table-cell>
        </table:table-row>
        <table:table-row>
          <table:table-cell table:style-name="Table2.A2" office:value-type="string">
            <text:p text:style-name="P8">11:00 – 11:20 CEST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ST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Talk session <text:span text:style-name="T7">3</text:span></text:p>
            <text:p text:style-name="P13">Putting bare plurals into context</text:p>
            <text:p text:style-name="P20">Yizhen Jiang and Yasutada Sudo <text:span text:style-name="T4">(UCL)</text:span></text:p>
            <text:p text:style-name="P20"/>
            <text:p text:style-name="P13">Sources of homogeneity in kind predication</text:p>
            <text:p text:style-name="P20">Janek Guerrini <text:span text:style-name="T4">(ENS/PSL)</text:span></text:p>
          </table:table-cell>
        </table:table-row>
        <table:table-row>
          <table:table-cell table:style-name="Table2.A2" office:value-type="string">
            <text:p text:style-name="P8">12:40 – 14:00 CEST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ST</text:p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5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</text:span></text:p>
            <text:p text:style-name="P20"/>
            <text:p text:style-name="P13">Can Dou Collapse Homogeneity?<text:tab/></text:p>
            <text:p text:style-name="P20">Zeqi Zhao <text:span text:style-name="T4">(University of G</text:span><text:span text:style-name="T5">öttingen)</text:span></text:p>
            <text:p text:style-name="P20"/>
            <text:p text:style-name="P14">Homogeneity effects are motivated by communicative efficiency</text:p>
            <text:p text:style-name="P22">Omri Amiraz <text:span text:style-name="T4">(HUJI)</text:span></text:p>
          </table:table-cell>
        </table:table-row>
        <table:table-row>
          <table:table-cell table:style-name="Table2.A2" office:value-type="string">
            <text:p text:style-name="P8">15:00 – 15:20 CEST</text:p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ST</text:p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>Talk session <text:span text:style-name="T1">4</text:span></text:p>
            <text:p text:style-name="P13">Counterfactuals (not) under discussion</text:p>
            <text:p text:style-name="P21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</text:span></text:p>
            <text:p text:style-name="P20"/>
            <text:p text:style-name="P15">An experimental investigation of implicature and homogeneity approaches to free choice</text:p>
            <text:p text:style-name="P26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7-10T23:23:12.594166827</dc:date>
    <meta:editing-duration>PT8M</meta:editing-duration>
    <meta:editing-cycles>11</meta:editing-cycles>
    <meta:generator>LibreOffice/7.3.7.2$Linux_X86_64 LibreOffice_project/30$Build-2</meta:generator>
    <meta:document-statistic meta:table-count="2" meta:image-count="0" meta:object-count="0" meta:page-count="2" meta:paragraph-count="68" meta:word-count="336" meta:character-count="2526" meta:non-whitespace-character-count="2241"/>
  </office:meta>
</office:document-meta>
</file>